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4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Crepz 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º Teste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 (ms)</text:p>
          </table:table-cell>
          <table:table-cell table:number-columns-repeated="2"/>
          <table:table-cell office:value-type="string" calcext:value-type="string">
            <text:p>Sonar way</text:p>
          </table:table-cell>
          <table:table-cell office:value-type="string" calcext:value-type="string">
            <text:p>Somente Bugs</text:p>
          </table:table-cell>
          <table:table-cell office:value-type="string" calcext:value-type="string">
            <text:p>Bugs e Vulnerabilidades</text:p>
          </table:table-cell>
          <table:table-cell office:value-type="string" calcext:value-type="string">
            <text:p>Somente Vulnerabilida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274" calcext:value-type="float">
            <text:p>27274</text:p>
          </table:table-cell>
          <table:table-cell office:value-type="float" office:value="92434" calcext:value-type="float">
            <text:p>92434</text:p>
          </table:table-cell>
          <table:table-cell/>
          <table:table-cell office:value-type="string" calcext:value-type="string">
            <text:p>Média (ms)</text:p>
          </table:table-cell>
          <table:table-cell table:formula="of:=AVERAGE([.E2:.E11])" office:value-type="float" office:value="94531.2" calcext:value-type="float">
            <text:p>94531,2</text:p>
          </table:table-cell>
          <table:table-cell table:formula="of:=AVERAGE([.E12:.E21])" office:value-type="float" office:value="76903.5" calcext:value-type="float">
            <text:p>76903,5</text:p>
          </table:table-cell>
          <table:table-cell table:formula="of:=AVERAGE([.E22:.E31])" office:value-type="float" office:value="77438.4" calcext:value-type="float">
            <text:p>77438,4</text:p>
          </table:table-cell>
          <table:table-cell table:formula="of:=AVERAGE([.E32:.E41])" office:value-type="float" office:value="42004.5" calcext:value-type="float">
            <text:p>42004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321" calcext:value-type="float">
            <text:p>27321</text:p>
          </table:table-cell>
          <table:table-cell office:value-type="float" office:value="93185" calcext:value-type="float">
            <text:p>93185</text:p>
          </table:table-cell>
          <table:table-cell/>
          <table:table-cell office:value-type="string" calcext:value-type="string">
            <text:p>Desvio (ms)</text:p>
          </table:table-cell>
          <table:table-cell table:formula="of:=STDEV([.E2:.E11])" office:value-type="float" office:value="2774.06800365256" calcext:value-type="float">
            <text:p>2774,0680036526</text:p>
          </table:table-cell>
          <table:table-cell table:formula="of:=STDEV([.E12:.E21])" office:value-type="float" office:value="1944.74964112779" calcext:value-type="float">
            <text:p>1944,7496411278</text:p>
          </table:table-cell>
          <table:table-cell table:formula="of:=STDEV([.E22:.E31])" office:value-type="float" office:value="3039.59435159072" calcext:value-type="float">
            <text:p>3039,5943515907</text:p>
          </table:table-cell>
          <table:table-cell table:formula="of:=STDEV([.E32:.E41])" office:value-type="float" office:value="3815.64115043447" calcext:value-type="float">
            <text:p>3815,6411504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373" calcext:value-type="float">
            <text:p>27373</text:p>
          </table:table-cell>
          <table:table-cell office:value-type="float" office:value="93611" calcext:value-type="float">
            <text:p>936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423" calcext:value-type="float">
            <text:p>27423</text:p>
          </table:table-cell>
          <table:table-cell office:value-type="float" office:value="98759" calcext:value-type="float">
            <text:p>987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475" calcext:value-type="float">
            <text:p>27475</text:p>
          </table:table-cell>
          <table:table-cell office:value-type="float" office:value="88855" calcext:value-type="float">
            <text:p>888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568" calcext:value-type="float">
            <text:p>27568</text:p>
          </table:table-cell>
          <table:table-cell office:value-type="float" office:value="94839" calcext:value-type="float">
            <text:p>948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622" calcext:value-type="float">
            <text:p>27622</text:p>
          </table:table-cell>
          <table:table-cell office:value-type="float" office:value="94942" calcext:value-type="float">
            <text:p>9494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679" calcext:value-type="float">
            <text:p>27679</text:p>
          </table:table-cell>
          <table:table-cell office:value-type="float" office:value="95687" calcext:value-type="float">
            <text:p>9568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730" calcext:value-type="float">
            <text:p>27730</text:p>
          </table:table-cell>
          <table:table-cell office:value-type="float" office:value="97674" calcext:value-type="float">
            <text:p>9767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nar way</text:p>
          </table:table-cell>
          <table:table-cell office:value-type="float" office:value="27819" calcext:value-type="float">
            <text:p>27819</text:p>
          </table:table-cell>
          <table:table-cell office:value-type="float" office:value="95326" calcext:value-type="float">
            <text:p>953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681" calcext:value-type="float">
            <text:p>26681</text:p>
          </table:table-cell>
          <table:table-cell office:value-type="float" office:value="76330" calcext:value-type="float">
            <text:p>7633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736" calcext:value-type="float">
            <text:p>26736</text:p>
          </table:table-cell>
          <table:table-cell office:value-type="float" office:value="80667" calcext:value-type="float">
            <text:p>806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787" calcext:value-type="float">
            <text:p>26787</text:p>
          </table:table-cell>
          <table:table-cell office:value-type="float" office:value="76675" calcext:value-type="float">
            <text:p>766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838" calcext:value-type="float">
            <text:p>26838</text:p>
          </table:table-cell>
          <table:table-cell office:value-type="float" office:value="73078" calcext:value-type="float">
            <text:p>730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908" calcext:value-type="float">
            <text:p>26908</text:p>
          </table:table-cell>
          <table:table-cell office:value-type="float" office:value="76318" calcext:value-type="float">
            <text:p>763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6956" calcext:value-type="float">
            <text:p>26956</text:p>
          </table:table-cell>
          <table:table-cell office:value-type="float" office:value="76515" calcext:value-type="float">
            <text:p>765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006" calcext:value-type="float">
            <text:p>27006</text:p>
          </table:table-cell>
          <table:table-cell office:value-type="float" office:value="77046" calcext:value-type="float">
            <text:p>7704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059" calcext:value-type="float">
            <text:p>27059</text:p>
          </table:table-cell>
          <table:table-cell office:value-type="float" office:value="76882" calcext:value-type="float">
            <text:p>768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165" calcext:value-type="float">
            <text:p>27165</text:p>
          </table:table-cell>
          <table:table-cell office:value-type="float" office:value="78960" calcext:value-type="float">
            <text:p>7896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Bugs</text:p>
          </table:table-cell>
          <table:table-cell office:value-type="float" office:value="27213" calcext:value-type="float">
            <text:p>27213</text:p>
          </table:table-cell>
          <table:table-cell office:value-type="float" office:value="76564" calcext:value-type="float">
            <text:p>765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5947" calcext:value-type="float">
            <text:p>25947</text:p>
          </table:table-cell>
          <table:table-cell office:value-type="float" office:value="74258" calcext:value-type="float">
            <text:p>742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001" calcext:value-type="float">
            <text:p>26001</text:p>
          </table:table-cell>
          <table:table-cell office:value-type="float" office:value="73140" calcext:value-type="float">
            <text:p>7314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068" calcext:value-type="float">
            <text:p>26068</text:p>
          </table:table-cell>
          <table:table-cell office:value-type="float" office:value="77538" calcext:value-type="float">
            <text:p>775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195" calcext:value-type="float">
            <text:p>26195</text:p>
          </table:table-cell>
          <table:table-cell office:value-type="float" office:value="81892" calcext:value-type="float">
            <text:p>818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252" calcext:value-type="float">
            <text:p>26252</text:p>
          </table:table-cell>
          <table:table-cell office:value-type="float" office:value="79379" calcext:value-type="float">
            <text:p>793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303" calcext:value-type="float">
            <text:p>26303</text:p>
          </table:table-cell>
          <table:table-cell office:value-type="float" office:value="76097" calcext:value-type="float">
            <text:p>760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372" calcext:value-type="float">
            <text:p>26372</text:p>
          </table:table-cell>
          <table:table-cell office:value-type="float" office:value="74757" calcext:value-type="float">
            <text:p>7475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428" calcext:value-type="float">
            <text:p>26428</text:p>
          </table:table-cell>
          <table:table-cell office:value-type="float" office:value="80667" calcext:value-type="float">
            <text:p>80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514" calcext:value-type="float">
            <text:p>26514</text:p>
          </table:table-cell>
          <table:table-cell office:value-type="float" office:value="80559" calcext:value-type="float">
            <text:p>8055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Bugs e Vulnerabilidades</text:p>
          </table:table-cell>
          <table:table-cell office:value-type="float" office:value="26564" calcext:value-type="float">
            <text:p>26564</text:p>
          </table:table-cell>
          <table:table-cell office:value-type="float" office:value="76097" calcext:value-type="float">
            <text:p>760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367" calcext:value-type="float">
            <text:p>25367</text:p>
          </table:table-cell>
          <table:table-cell office:value-type="float" office:value="51822" calcext:value-type="float">
            <text:p>518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476" calcext:value-type="float">
            <text:p>25476</text:p>
          </table:table-cell>
          <table:table-cell office:value-type="float" office:value="43269" calcext:value-type="float">
            <text:p>432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535" calcext:value-type="float">
            <text:p>25535</text:p>
          </table:table-cell>
          <table:table-cell office:value-type="float" office:value="40649" calcext:value-type="float">
            <text:p>406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584" calcext:value-type="float">
            <text:p>25584</text:p>
          </table:table-cell>
          <table:table-cell office:value-type="float" office:value="39323" calcext:value-type="float">
            <text:p>393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640" calcext:value-type="float">
            <text:p>25640</text:p>
          </table:table-cell>
          <table:table-cell office:value-type="float" office:value="39371" calcext:value-type="float">
            <text:p>3937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686" calcext:value-type="float">
            <text:p>25686</text:p>
          </table:table-cell>
          <table:table-cell office:value-type="float" office:value="43812" calcext:value-type="float">
            <text:p>438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741" calcext:value-type="float">
            <text:p>25741</text:p>
          </table:table-cell>
          <table:table-cell office:value-type="float" office:value="39585" calcext:value-type="float">
            <text:p>3958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797" calcext:value-type="float">
            <text:p>25797</text:p>
          </table:table-cell>
          <table:table-cell office:value-type="float" office:value="41824" calcext:value-type="float">
            <text:p>4182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848" calcext:value-type="float">
            <text:p>25848</text:p>
          </table:table-cell>
          <table:table-cell office:value-type="float" office:value="41027" calcext:value-type="float">
            <text:p>410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udieri/NetBeansProjects/Versionados/CrepzPlayer</text:p>
          </table:table-cell>
          <table:table-cell office:value-type="string" calcext:value-type="string">
            <text:p>Somente Vulnerabilidades</text:p>
          </table:table-cell>
          <table:table-cell office:value-type="float" office:value="25898" calcext:value-type="float">
            <text:p>25898</text:p>
          </table:table-cell>
          <table:table-cell office:value-type="float" office:value="39363" calcext:value-type="float">
            <text:p>39363</text:p>
          </table:table-cell>
          <table:table-cell table:number-columns-repeated="6"/>
        </table:table-row>
      </table:table>
      <table:table table:name="JDownloader" table:style-name="ta1">
        <table:table-column table:style-name="co4" table:number-columns-repeated="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 (ms)</text:p>
          </table:table-cell>
          <table:table-cell table:number-columns-repeated="2"/>
          <table:table-cell office:value-type="string" calcext:value-type="string">
            <text:p>Sonar way</text:p>
          </table:table-cell>
          <table:table-cell office:value-type="string" calcext:value-type="string">
            <text:p>Somente Bugs</text:p>
          </table:table-cell>
          <table:table-cell office:value-type="string" calcext:value-type="string">
            <text:p>Bugs e Vulnerabilidades</text:p>
          </table:table-cell>
          <table:table-cell office:value-type="string" calcext:value-type="string">
            <text:p>Somente Vulnerabilida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5960" calcext:value-type="float">
            <text:p>5960</text:p>
          </table:table-cell>
          <table:table-cell office:value-type="float" office:value="1173338" calcext:value-type="float">
            <text:p>1173338</text:p>
          </table:table-cell>
          <table:table-cell/>
          <table:table-cell office:value-type="string" calcext:value-type="string">
            <text:p>Média (ms)</text:p>
          </table:table-cell>
          <table:table-cell table:style-name="ce1" table:formula="of:=AVERAGE([.E2:.E11])" office:value-type="float" office:value="1314286.6" calcext:value-type="float">
            <text:p>1.314.286,60</text:p>
          </table:table-cell>
          <table:table-cell table:style-name="ce1" table:formula="of:=AVERAGE([.E12:.E21])" office:value-type="float" office:value="625207.4" calcext:value-type="float">
            <text:p>625.207,40</text:p>
          </table:table-cell>
          <table:table-cell table:style-name="ce1" table:formula="of:=AVERAGE([.E22:.E31])" office:value-type="float" office:value="666044.6" calcext:value-type="float">
            <text:p>666.044,60</text:p>
          </table:table-cell>
          <table:table-cell table:style-name="ce1" table:formula="of:=AVERAGE([.E32:.E41])" office:value-type="float" office:value="490178.6" calcext:value-type="float">
            <text:p>490.178,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193" calcext:value-type="float">
            <text:p>6193</text:p>
          </table:table-cell>
          <table:table-cell office:value-type="float" office:value="1262975" calcext:value-type="float">
            <text:p>1262975</text:p>
          </table:table-cell>
          <table:table-cell/>
          <table:table-cell office:value-type="string" calcext:value-type="string">
            <text:p>Desvio (ms)</text:p>
          </table:table-cell>
          <table:table-cell table:style-name="ce1" table:formula="of:=STDEV([.E2:.E11])" office:value-type="float" office:value="298805.186957508" calcext:value-type="float">
            <text:p>298.805,19</text:p>
          </table:table-cell>
          <table:table-cell table:style-name="ce1" table:formula="of:=STDEV([.E12:.E21])" office:value-type="float" office:value="58266.3171351072" calcext:value-type="float">
            <text:p>58.266,32</text:p>
          </table:table-cell>
          <table:table-cell table:style-name="ce1" table:formula="of:=STDEV([.E22:.E31])" office:value-type="float" office:value="50291.4524396432" calcext:value-type="float">
            <text:p>50.291,45</text:p>
          </table:table-cell>
          <table:table-cell table:style-name="ce1" table:formula="of:=STDEV([.E32:.E41])" office:value-type="float" office:value="164599.650487816" calcext:value-type="float">
            <text:p>164.599,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472" calcext:value-type="float">
            <text:p>6472</text:p>
          </table:table-cell>
          <table:table-cell office:value-type="float" office:value="1171533" calcext:value-type="float">
            <text:p>11715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739" calcext:value-type="float">
            <text:p>6739</text:p>
          </table:table-cell>
          <table:table-cell office:value-type="float" office:value="1137816" calcext:value-type="float">
            <text:p>11378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6972" calcext:value-type="float">
            <text:p>6972</text:p>
          </table:table-cell>
          <table:table-cell office:value-type="float" office:value="1167451" calcext:value-type="float">
            <text:p>11674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242" calcext:value-type="float">
            <text:p>7242</text:p>
          </table:table-cell>
          <table:table-cell office:value-type="float" office:value="1165857" calcext:value-type="float">
            <text:p>116585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511" calcext:value-type="float">
            <text:p>7511</text:p>
          </table:table-cell>
          <table:table-cell office:value-type="float" office:value="1258882" calcext:value-type="float">
            <text:p>125888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7755" calcext:value-type="float">
            <text:p>7755</text:p>
          </table:table-cell>
          <table:table-cell office:value-type="float" office:value="1287883" calcext:value-type="float">
            <text:p>128788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8056" calcext:value-type="float">
            <text:p>8056</text:p>
          </table:table-cell>
          <table:table-cell office:value-type="float" office:value="2137653" calcext:value-type="float">
            <text:p>213765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nar way</text:p>
          </table:table-cell>
          <table:table-cell office:value-type="float" office:value="8598" calcext:value-type="float">
            <text:p>8598</text:p>
          </table:table-cell>
          <table:table-cell office:value-type="float" office:value="1379478" calcext:value-type="float">
            <text:p>13794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348" calcext:value-type="float">
            <text:p>4348</text:p>
          </table:table-cell>
          <table:table-cell office:value-type="float" office:value="664733" calcext:value-type="float">
            <text:p>6647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569" calcext:value-type="float">
            <text:p>4569</text:p>
          </table:table-cell>
          <table:table-cell office:value-type="float" office:value="573489" calcext:value-type="float">
            <text:p>5734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661" calcext:value-type="float">
            <text:p>4661</text:p>
          </table:table-cell>
          <table:table-cell office:value-type="float" office:value="649410" calcext:value-type="float">
            <text:p>64941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4852" calcext:value-type="float">
            <text:p>4852</text:p>
          </table:table-cell>
          <table:table-cell office:value-type="float" office:value="688557" calcext:value-type="float">
            <text:p>6885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035" calcext:value-type="float">
            <text:p>5035</text:p>
          </table:table-cell>
          <table:table-cell office:value-type="float" office:value="548433" calcext:value-type="float">
            <text:p>54843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173" calcext:value-type="float">
            <text:p>5173</text:p>
          </table:table-cell>
          <table:table-cell office:value-type="float" office:value="654255" calcext:value-type="float">
            <text:p>6542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314" calcext:value-type="float">
            <text:p>5314</text:p>
          </table:table-cell>
          <table:table-cell office:value-type="float" office:value="694103" calcext:value-type="float">
            <text:p>69410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498" calcext:value-type="float">
            <text:p>5498</text:p>
          </table:table-cell>
          <table:table-cell office:value-type="float" office:value="534009" calcext:value-type="float">
            <text:p>53400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635" calcext:value-type="float">
            <text:p>5635</text:p>
          </table:table-cell>
          <table:table-cell office:value-type="float" office:value="591699" calcext:value-type="float">
            <text:p>59169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Bugs</text:p>
          </table:table-cell>
          <table:table-cell office:value-type="float" office:value="5771" calcext:value-type="float">
            <text:p>5771</text:p>
          </table:table-cell>
          <table:table-cell office:value-type="float" office:value="653386" calcext:value-type="float">
            <text:p>6533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714" calcext:value-type="float">
            <text:p>2714</text:p>
          </table:table-cell>
          <table:table-cell office:value-type="float" office:value="699231" calcext:value-type="float">
            <text:p>6992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2859" calcext:value-type="float">
            <text:p>2859</text:p>
          </table:table-cell>
          <table:table-cell office:value-type="float" office:value="685038" calcext:value-type="float">
            <text:p>6850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054" calcext:value-type="float">
            <text:p>3054</text:p>
          </table:table-cell>
          <table:table-cell office:value-type="float" office:value="682256" calcext:value-type="float">
            <text:p>6822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236" calcext:value-type="float">
            <text:p>3236</text:p>
          </table:table-cell>
          <table:table-cell office:value-type="float" office:value="569832" calcext:value-type="float">
            <text:p>5698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398" calcext:value-type="float">
            <text:p>3398</text:p>
          </table:table-cell>
          <table:table-cell office:value-type="float" office:value="674162" calcext:value-type="float">
            <text:p>67416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546" calcext:value-type="float">
            <text:p>3546</text:p>
          </table:table-cell>
          <table:table-cell office:value-type="float" office:value="678196" calcext:value-type="float">
            <text:p>6781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728" calcext:value-type="float">
            <text:p>3728</text:p>
          </table:table-cell>
          <table:table-cell office:value-type="float" office:value="717936" calcext:value-type="float">
            <text:p>71793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3878" calcext:value-type="float">
            <text:p>3878</text:p>
          </table:table-cell>
          <table:table-cell office:value-type="float" office:value="577299" calcext:value-type="float">
            <text:p>5772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012" calcext:value-type="float">
            <text:p>4012</text:p>
          </table:table-cell>
          <table:table-cell office:value-type="float" office:value="685671" calcext:value-type="float">
            <text:p>68567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Bugs e Vulnerabilidades</text:p>
          </table:table-cell>
          <table:table-cell office:value-type="float" office:value="4198" calcext:value-type="float">
            <text:p>4198</text:p>
          </table:table-cell>
          <table:table-cell office:value-type="float" office:value="690825" calcext:value-type="float">
            <text:p>6908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0870" calcext:value-type="float">
            <text:p>30870</text:p>
          </table:table-cell>
          <table:table-cell office:value-type="float" office:value="266031" calcext:value-type="float">
            <text:p>2660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033" calcext:value-type="float">
            <text:p>31033</text:p>
          </table:table-cell>
          <table:table-cell office:value-type="float" office:value="461630" calcext:value-type="float">
            <text:p>46163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114" calcext:value-type="float">
            <text:p>31114</text:p>
          </table:table-cell>
          <table:table-cell office:value-type="float" office:value="208548" calcext:value-type="float">
            <text:p>2085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216" calcext:value-type="float">
            <text:p>31216</text:p>
          </table:table-cell>
          <table:table-cell office:value-type="float" office:value="418201" calcext:value-type="float">
            <text:p>41820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420" calcext:value-type="float">
            <text:p>31420</text:p>
          </table:table-cell>
          <table:table-cell office:value-type="float" office:value="593972" calcext:value-type="float">
            <text:p>5939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1708" calcext:value-type="float">
            <text:p>31708</text:p>
          </table:table-cell>
          <table:table-cell office:value-type="float" office:value="399035" calcext:value-type="float">
            <text:p>3990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32015" calcext:value-type="float">
            <text:p>32015</text:p>
          </table:table-cell>
          <table:table-cell office:value-type="float" office:value="631167" calcext:value-type="float">
            <text:p>63116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483" calcext:value-type="float">
            <text:p>483</text:p>
          </table:table-cell>
          <table:table-cell office:value-type="float" office:value="647626" calcext:value-type="float">
            <text:p>64762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1547" calcext:value-type="float">
            <text:p>1547</text:p>
          </table:table-cell>
          <table:table-cell office:value-type="float" office:value="659685" calcext:value-type="float">
            <text:p>65968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nt/695f96e3-9d30-4f93-a1a5-2f9262536915/linters/projetos/java/jdownloader</text:p>
          </table:table-cell>
          <table:table-cell office:value-type="string" calcext:value-type="string">
            <text:p>Somente Vulnerabilidades</text:p>
          </table:table-cell>
          <table:table-cell office:value-type="float" office:value="2299" calcext:value-type="float">
            <text:p>2299</text:p>
          </table:table-cell>
          <table:table-cell office:value-type="float" office:value="615891" calcext:value-type="float">
            <text:p>615891</text:p>
          </table:table-cell>
          <table:table-cell table:number-columns-repeated="6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5-16T22:18:50.867153324</meta:creation-date>
    <dc:date>2017-05-17T18:47:53.766530918</dc:date>
    <dc:creator>Rudieri Colbek</dc:creator>
    <meta:editing-duration>PT12H58M50S</meta:editing-duration>
    <meta:editing-cycles>6</meta:editing-cycles>
    <meta:generator>LibreOffice/4.3.3.2$Linux_X86_64 LibreOffice_project/430m0$Build-2</meta:generator>
    <meta:document-statistic meta:table-count="2" meta:cell-count="439" meta:object-count="0"/>
  </office:meta>
</office:document-meta>
</file>